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8" manifest:media-type=""/>
  <manifest:file-entry manifest:full-path="ObjectReplacements/Object 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5pt" fo:font-weight="bold" officeooo:rsid="00b428b8" officeooo:paragraph-rsid="00dc39af" style:font-size-asian="15pt" style:font-weight-asian="bold" style:font-size-complex="15pt" style:font-weight-complex="bol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style:font-name="Liberation Serif" fo:font-size="15pt" fo:font-weight="bold" officeooo:rsid="00b428b8" officeooo:paragraph-rsid="00b428b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5pt" fo:font-weight="bold" officeooo:rsid="00b428b8" officeooo:paragraph-rsid="013d9d70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Serif" fo:font-size="11pt" fo:font-weight="normal" officeooo:rsid="00b428b8" officeooo:paragraph-rsid="0139aa14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erif" fo:font-size="11pt" fo:font-weight="normal" officeooo:rsid="00b428b8" officeooo:paragraph-rsid="01417856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erif" fo:font-size="11pt" fo:font-weight="normal" officeooo:rsid="00b428b8" officeooo:paragraph-rsid="0147d9bd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erif" fo:font-size="11pt" fo:font-weight="normal" officeooo:rsid="0139aa14" officeooo:paragraph-rsid="0139aa14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erif" fo:font-size="11pt" fo:font-weight="normal" officeooo:rsid="0139aa14" officeooo:paragraph-rsid="01417856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erif" fo:font-size="11pt" fo:font-weight="normal" officeooo:rsid="013aeee9" officeooo:paragraph-rsid="013aeee9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erif" fo:font-size="11pt" fo:font-weight="normal" officeooo:rsid="013aeee9" officeooo:paragraph-rsid="01417856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erif" fo:font-size="11pt" fo:font-weight="normal" officeooo:rsid="013aeee9" officeooo:paragraph-rsid="013fc498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Liberation Serif" fo:font-size="11pt" fo:font-weight="normal" officeooo:rsid="013d263c" officeooo:paragraph-rsid="013d263c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Liberation Serif" fo:font-size="11pt" fo:font-weight="normal" officeooo:rsid="01417856" officeooo:paragraph-rsid="01417856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use-window-font-color="true" loext:opacity="0%" style:font-name="Liberation Serif" fo:font-size="12pt" fo:font-weight="normal" officeooo:rsid="013d263c" officeooo:paragraph-rsid="013d263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loext:opacity="0%" style:font-name="Liberation Serif" fo:font-size="12pt" fo:font-weight="normal" officeooo:rsid="0137d7cc" officeooo:paragraph-rsid="0139aa1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use-window-font-color="true" loext:opacity="0%" style:font-name="Liberation Serif" fo:font-size="12pt" fo:font-weight="normal" officeooo:rsid="01420cc8" officeooo:paragraph-rsid="01420cc8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use-window-font-color="true" loext:opacity="0%" style:font-name="Liberation Serif" fo:font-size="12pt" fo:font-weight="bold" officeooo:rsid="013fc498" officeooo:paragraph-rsid="013fc498" style:font-size-asian="12pt" style:font-weight-asian="bold" style:font-size-complex="12pt" style:font-weight-complex="bold"/>
    </style:style>
    <style:style style:name="P19" style:family="paragraph" style:parent-style-name="Standard">
      <style:text-properties style:use-window-font-color="true" loext:opacity="0%" style:font-name="Liberation Serif" fo:font-size="12pt" fo:font-weight="bold" officeooo:rsid="0145bc1d" officeooo:paragraph-rsid="0145bc1d" style:font-size-asian="12pt" style:font-weight-asian="bold" style:font-size-complex="12pt" style:font-weight-complex="bold"/>
    </style:style>
    <style:style style:name="P20" style:family="paragraph" style:parent-style-name="Standard">
      <style:text-properties style:use-window-font-color="true" loext:opacity="0%" style:font-name="Liberation Serif" fo:font-size="11pt" fo:font-weight="normal" officeooo:rsid="013d263c" officeooo:paragraph-rsid="01417856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use-window-font-color="true" loext:opacity="0%" style:font-name="Liberation Serif" fo:font-size="11pt" fo:font-weight="normal" officeooo:rsid="013d263c" officeooo:paragraph-rsid="013fc498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use-window-font-color="true" loext:opacity="0%" style:font-name="Liberation Serif" fo:font-size="11pt" fo:font-weight="normal" officeooo:rsid="01420cc8" officeooo:paragraph-rsid="01420cc8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use-window-font-color="true" loext:opacity="0%" style:font-name="Liberation Serif" fo:font-size="11pt" fo:font-weight="normal" officeooo:rsid="01430e19" officeooo:paragraph-rsid="01430e19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use-window-font-color="true" loext:opacity="0%" style:font-name="Liberation Serif" fo:font-size="11pt" fo:font-weight="normal" officeooo:rsid="0145bc1d" officeooo:paragraph-rsid="0145e6de" style:font-size-asian="11pt" style:font-weight-asian="normal" style:font-size-complex="11pt" style:font-weight-complex="normal"/>
    </style:style>
    <style:style style:name="T1" style:family="text">
      <style:text-properties officeooo:rsid="0136ce95"/>
    </style:style>
    <style:style style:name="T2" style:family="text">
      <style:text-properties officeooo:rsid="014cf369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fo:font-size="12pt" officeooo:rsid="0137d7cc" style:font-size-asian="12pt" style:font-size-complex="12pt"/>
    </style:style>
    <style:style style:name="T5" style:family="text">
      <style:text-properties style:use-window-font-color="true" loext:opacity="0%" fo:font-size="12pt" officeooo:rsid="0051c2c7" style:font-size-asian="12pt" style:font-size-complex="12pt"/>
    </style:style>
    <style:style style:name="T6" style:family="text">
      <style:text-properties style:use-window-font-color="true" loext:opacity="0%" fo:font-size="12pt" officeooo:rsid="013d9d70" style:font-size-asian="12pt" style:font-size-complex="12pt"/>
    </style:style>
    <style:style style:name="T7" style:family="text">
      <style:text-properties style:use-window-font-color="true" loext:opacity="0%" officeooo:rsid="009a878d"/>
    </style:style>
    <style:style style:name="T8" style:family="text">
      <style:text-properties style:use-window-font-color="true" loext:opacity="0%" officeooo:rsid="0137d7cc"/>
    </style:style>
    <style:style style:name="T9" style:family="text">
      <style:text-properties style:use-window-font-color="true" loext:opacity="0%" officeooo:rsid="0139aa14"/>
    </style:style>
    <style:style style:name="T10" style:family="text">
      <style:text-properties style:use-window-font-color="true" loext:opacity="0%" officeooo:rsid="013c1eaa"/>
    </style:style>
    <style:style style:name="T11" style:family="text">
      <style:text-properties style:use-window-font-color="true" loext:opacity="0%" officeooo:rsid="01417856"/>
    </style:style>
    <style:style style:name="T12" style:family="text">
      <style:text-properties style:use-window-font-color="true" loext:opacity="0%" officeooo:rsid="01420cc8"/>
    </style:style>
    <style:style style:name="T13" style:family="text">
      <style:text-properties style:use-window-font-color="true" loext:opacity="0%" officeooo:rsid="01430e19"/>
    </style:style>
    <style:style style:name="T14" style:family="text">
      <style:text-properties style:use-window-font-color="true" loext:opacity="0%" officeooo:rsid="0147d9bd"/>
    </style:style>
    <style:style style:name="T15" style:family="text">
      <style:text-properties style:use-window-font-color="true" loext:opacity="0%" officeooo:rsid="014843a5"/>
    </style:style>
    <style:style style:name="T16" style:family="text">
      <style:text-properties style:use-window-font-color="true" loext:opacity="0%" officeooo:rsid="0149174b"/>
    </style:style>
    <style:style style:name="T17" style:family="text">
      <style:text-properties officeooo:rsid="0139aa14"/>
    </style:style>
    <style:style style:name="T18" style:family="text">
      <style:text-properties officeooo:rsid="0051c2c7"/>
    </style:style>
    <style:style style:name="T19" style:family="text">
      <style:text-properties officeooo:rsid="0137d7cc"/>
    </style:style>
    <style:style style:name="T20" style:family="text">
      <style:text-properties officeooo:rsid="013897ac"/>
    </style:style>
    <style:style style:name="T21" style:family="text">
      <style:text-properties officeooo:rsid="01420cc8"/>
    </style:style>
    <style:style style:name="T22" style:family="text">
      <style:text-properties officeooo:rsid="01430e19"/>
    </style:style>
    <style:style style:name="T23" style:family="text">
      <style:text-properties officeooo:rsid="0145e6de"/>
    </style:style>
    <style:style style:name="T24" style:family="text">
      <style:text-properties officeooo:rsid="013aeee9"/>
    </style:style>
    <style:style style:name="T25" style:family="text">
      <style:text-properties officeooo:rsid="0149174b"/>
    </style:style>
    <style:style style:name="T26" style:family="text">
      <style:text-properties officeooo:rsid="014991d6"/>
    </style:style>
    <style:style style:name="T27" style:family="text">
      <style:text-properties officeooo:rsid="0153ec1b"/>
    </style:style>
    <style:style style:name="T28" style:family="text">
      <style:text-properties officeooo:rsid="0154ec13"/>
    </style:style>
    <style:style style:name="fr1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8">I- </text:span><text:span text:style-name="T19">Activité </text:span><text:span text:style-name="T17">1 </text:span><text:span text:style-name="T19">:</text:span></text:p>
      <text:p text:style-name="P5"><text:span text:style-name="T20">On considère une suite</text:span><text:span text:style-name="T19"> </text:span><text:span text:style-name="T7"><draw:frame draw:style-name="fr1" draw:name="Objet68" text:anchor-type="as-char" svg:y="-0.464cm" svg:width="1.136cm" svg:height="0.667cm" draw:z-index="0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7"><text:s/></text:span><text:span text:style-name="T8">définie par: </text:span><draw:frame draw:style-name="fr1" draw:name="Objet45" text:anchor-type="as-char" svg:y="-0.714cm" svg:width="3.921cm" svg:height="1.341cm" draw:z-index="1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ext:p text:style-name="P5"><text:span text:style-name="T8">1</text:span><text:span text:style-name="T9">) La suite </text:span><text:span text:style-name="T9"><draw:frame draw:style-name="fr1" draw:name="Objet46" text:anchor-type="as-char" svg:y="-0.464cm" svg:width="1.136cm" svg:height="0.667cm" draw:z-index="2"><draw:object xlink:href="./Object 46" xlink:type="simple" xlink:show="embed" xlink:actuate="onLoad"/><draw:image xlink:href="./ObjectReplacements/Object 46" xlink:type="simple" xlink:show="embed" xlink:actuate="onLoad"/><svg:desc>formule</svg:desc></draw:frame></text:span><text:span text:style-name="T9">est-elle une suite arithmétique ?</text:span></text:p>
      <text:p text:style-name="P8"><text:span text:style-name="T3">2) La suite </text:span><text:span text:style-name="T3"><draw:frame draw:style-name="fr1" draw:name="Objet47" text:anchor-type="as-char" svg:y="-0.464cm" svg:width="1.136cm" svg:height="0.667cm" draw:z-index="3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">est-elle une suite géométrique ?</text:span></text:p>
      <text:p text:style-name="P10"><text:span text:style-name="T3">3) On donne la suite </text:span><text:span text:style-name="T3"><draw:frame draw:style-name="fr1" draw:name="Objet108" text:anchor-type="as-char" svg:y="-0.464cm" svg:width="1.124cm" svg:height="0.667cm" draw:z-index="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3">définie par </text:span><text:span text:style-name="T3"><draw:frame draw:style-name="fr1" draw:name="Objet109" text:anchor-type="as-char" svg:y="-0.427cm" svg:width="3.011cm" svg:height="0.63cm" draw:z-index="5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p>
      <text:p text:style-name="P10"><text:span text:style-name="T3"><text:s text:c="5"/></text:span><text:span text:style-name="T10">Démontrer que la suite </text:span><text:span text:style-name="T10"><draw:frame draw:style-name="fr1" draw:name="Objet110" text:anchor-type="as-char" svg:y="-0.464cm" svg:width="1.124cm" svg:height="0.667cm" draw:z-index="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10">est une suite géométrique.</text:span></text:p>
      <text:p text:style-name="P13"><text:span text:style-name="T10">4</text:span><text:span text:style-name="T3">) Exprimer </text:span><text:span text:style-name="T3"><draw:frame draw:style-name="fr1" draw:name="Objet112" text:anchor-type="as-char" svg:y="-0.427cm" svg:width="0.78cm" svg:height="0.63cm" draw:z-index="7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">, puis </text:span><text:span text:style-name="T3"><draw:frame draw:style-name="fr1" draw:name="Objet113" text:anchor-type="as-char" svg:y="-0.427cm" svg:width="0.792cm" svg:height="0.63cm" draw:z-index="8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">en fonction de </text:span><text:span text:style-name="T3"><draw:frame draw:style-name="fr1" draw:name="Objet114" text:anchor-type="as-char" svg:y="-0.427cm" svg:width="0.547cm" svg:height="0.566cm" draw:z-index="9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">.</text:span></text:p>
      <text:p text:style-name="P15"/>
      <text:p text:style-name="P15"/>
      <text:p text:style-name="P4"><text:span text:style-name="T5">I</text:span><text:span text:style-name="T6">I</text:span><text:span text:style-name="T5">- </text:span><text:span text:style-name="T4">Activité </text:span><text:span text:style-name="T6">2</text:span><text:span text:style-name="T4">:</text:span></text:p>
      <text:p text:style-name="P6"><text:span text:style-name="T20">On considère une suite</text:span><text:span text:style-name="T19"> </text:span><text:span text:style-name="T7"><draw:frame draw:style-name="fr1" draw:name="Objet14" text:anchor-type="as-char" svg:y="-0.464cm" svg:width="1.136cm" svg:height="0.667cm" draw:z-index="15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"><text:s/></text:span><text:span text:style-name="T8">définie par: </text:span><draw:frame draw:style-name="fr1" draw:name="Objet15" text:anchor-type="as-char" svg:y="-0.714cm" svg:width="3.503cm" svg:height="1.341cm" draw:z-index="1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4"><text:span text:style-name="T8">1</text:span><text:span text:style-name="T3">) Calculer </text:span><text:span text:style-name="T3"><draw:frame draw:style-name="fr1" draw:name="Objet21" text:anchor-type="as-char" svg:y="-0.427cm" svg:width="0.771cm" svg:height="0.63cm" draw:z-index="23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3">, </text:span><text:span text:style-name="T3"><draw:frame draw:style-name="fr1" draw:name="Objet22" text:anchor-type="as-char" svg:y="-0.427cm" svg:width="0.774cm" svg:height="0.63cm" draw:z-index="24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3">et </text:span><text:span text:style-name="T3"><draw:frame draw:style-name="fr1" draw:name="Objet23" text:anchor-type="as-char" svg:y="-0.427cm" svg:width="0.778cm" svg:height="0.63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<text:p text:style-name="P6"><text:span text:style-name="T11">2</text:span><text:span text:style-name="T9">) La suite </text:span><text:span text:style-name="T9"><draw:frame draw:style-name="fr1" draw:name="Objet16" text:anchor-type="as-char" svg:y="-0.464cm" svg:width="1.136cm" svg:height="0.667cm" draw:z-index="19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9">est-elle une suite arithmétique ?</text:span></text:p>
      <text:p text:style-name="P9"><text:span text:style-name="T11">3</text:span><text:span text:style-name="T3">) La suite </text:span><text:span text:style-name="T3"><draw:frame draw:style-name="fr1" draw:name="Objet17" text:anchor-type="as-char" svg:y="-0.464cm" svg:width="1.136cm" svg:height="0.667cm" draw:z-index="20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3">est-elle une suite géométrique ?</text:span></text:p>
      <text:p text:style-name="P11"><text:span text:style-name="T12">4</text:span><text:span text:style-name="T3">) </text:span><text:span text:style-name="T12">Pour tout entier naturel </text:span><text:span text:style-name="T12"><draw:frame draw:style-name="fr1" draw:name="Objet24" text:anchor-type="as-char" svg:y="-0.427cm" svg:width="0.547cm" svg:height="0.566cm" draw:z-index="26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"><text:s/>, </text:span><text:span text:style-name="T12">on pose </text:span><draw:frame draw:style-name="fr1" draw:name="Objet19" text:anchor-type="as-char" svg:y="-0.427cm" svg:width="2.452cm" svg:height="0.63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1"><text:span text:style-name="T3"><text:s text:c="5"/></text:span><text:span text:style-name="T10">Démontrer que la suite </text:span><text:span text:style-name="T10"><draw:frame draw:style-name="fr1" draw:name="Objet20" text:anchor-type="as-char" svg:y="-0.464cm" svg:width="1.124cm" svg:height="0.667cm" draw:z-index="21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10">est une suite géométrique.</text:span></text:p>
      <text:p text:style-name="P20"><text:span text:style-name="T21">5</text:span>) Exprimer <draw:frame draw:style-name="fr1" draw:name="Objet11" text:anchor-type="as-char" svg:y="-0.427cm" svg:width="0.78cm" svg:height="0.63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en fonction de <draw:frame draw:style-name="fr1" draw:name="Objet13" text:anchor-type="as-char" svg:y="-0.427cm" svg:width="0.547cm" svg:height="0.566cm" draw:z-index="14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<text:p text:style-name="P22">6) En déduire <draw:frame draw:style-name="fr1" draw:name="Objet12" text:anchor-type="as-char" svg:y="-0.427cm" svg:width="0.792cm" svg:height="0.63cm" draw:z-index="27"><draw:object xlink:href="./Object 12" xlink:type="simple" xlink:show="embed" xlink:actuate="onLoad"/><draw:image xlink:href="./ObjectReplacements/Object 12" xlink:type="simple" xlink:show="embed" xlink:actuate="onLoad"/><svg:desc>formule</svg:desc></draw:frame>en fonction de <draw:frame draw:style-name="fr1" draw:name="Objet18" text:anchor-type="as-char" svg:y="-0.427cm" svg:width="0.547cm" svg:height="0.566cm" draw:z-index="28"><draw:object xlink:href="./Object 19" xlink:type="simple" xlink:show="embed" xlink:actuate="onLoad"/><draw:image xlink:href="./ObjectReplacements/Object 19" xlink:type="simple" xlink:show="embed" xlink:actuate="onLoad"/><svg:desc>formule</svg:desc></draw:frame>.</text:p>
      <text:p text:style-name="P17"/>
      <text:p text:style-name="P16"/>
      <text:p text:style-name="P18">III-Activité 3:</text:p>
      <text:p text:style-name="P7"><text:span text:style-name="T20">On considère une suite</text:span><text:span text:style-name="T19"> </text:span><text:span text:style-name="T7"><draw:frame draw:style-name="fr1" draw:name="Objet4" text:anchor-type="as-char" svg:y="-0.464cm" svg:width="1.102cm" svg:height="0.667cm" draw:z-index="11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7"><text:s/></text:span><text:span text:style-name="T8">définie par :</text:span><text:span text:style-name="T8"><draw:frame draw:style-name="fr1" draw:name="Objet7" text:anchor-type="as-char" svg:y="-0.714cm" svg:width="3.231cm" svg:height="1.341cm" draw:z-index="3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8"> .</text:span></text:p>
      <text:p text:style-name="P7"><text:span text:style-name="T14">On p</text:span><text:span text:style-name="T16">ose</text:span><text:span text:style-name="T15"> une suite aux</text:span><text:span text:style-name="T14">i</text:span><text:span text:style-name="T15">li</text:span><text:span text:style-name="T14">aire </text:span><text:span text:style-name="T24"><draw:frame draw:style-name="fr1" draw:name="Objet8" text:anchor-type="as-char" svg:y="-0.464cm" svg:width="1.081cm" svg:height="0.667cm" draw:z-index="16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telle que</text:span><text:span text:style-name="T14"> </text:span><text:span text:style-name="T24"><draw:frame draw:style-name="fr1" draw:name="Objet9" text:anchor-type="as-char" svg:y="-0.427cm" svg:width="2.12cm" svg:height="0.63cm" draw:z-index="17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avec <text:s/></text:span><text:span text:style-name="T13"><draw:frame draw:style-name="fr1" draw:name="Objet5" text:anchor-type="as-char" svg:y="-0.427cm" svg:width="1.244cm" svg:height="0.566cm" draw:z-index="3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12"><text:span text:style-name="T16">1) </text:span><text:span text:style-name="T14">Calculer </text:span><text:span text:style-name="T14"><draw:frame draw:style-name="fr1" draw:name="Objet6" text:anchor-type="as-char" svg:y="-0.427cm" svg:width="0.543cm" svg:height="0.566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4">pour que </text:span><text:span text:style-name="T10">la suite </text:span><text:span text:style-name="T10"><draw:frame draw:style-name="fr1" draw:name="Objet10" text:anchor-type="as-char" svg:y="-0.464cm" svg:width="1.081cm" svg:height="0.667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4">soit </text:span><text:span text:style-name="T10">une suite géométrique.</text:span></text:p>
      <text:p text:style-name="P21"><text:span text:style-name="T25">2</text:span>) Exprimer <draw:frame draw:style-name="fr1" draw:name="Objet1" text:anchor-type="as-char" svg:y="-0.427cm" svg:width="0.737cm" svg:height="0.63cm" draw:z-index="10"><draw:object xlink:href="./Object 1" xlink:type="simple" xlink:show="embed" xlink:actuate="onLoad"/><draw:image xlink:href="./ObjectReplacements/Object 1" xlink:type="simple" xlink:show="embed" xlink:actuate="onLoad"/><svg:desc>formule</svg:desc></draw:frame>, <text:span text:style-name="T25">puis </text:span><text:span text:style-name="T22"><draw:frame draw:style-name="fr1" draw:name="Objet2" text:anchor-type="as-char" svg:y="-0.427cm" svg:width="0.758cm" svg:height="0.63cm" draw:z-index="3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2">en fonction de </text:span><text:span text:style-name="T22"><draw:frame draw:style-name="fr1" draw:name="Objet29" text:anchor-type="as-char" svg:y="-0.427cm" svg:width="0.547cm" svg:height="0.566cm" draw:z-index="36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2">.</text:span></text:p>
      <text:p text:style-name="P23"/>
      <text:p text:style-name="P23"/>
      <text:p text:style-name="P19">IV-Forme usuelle d’une suite arithmético-géométriques</text:p>
      <text:p text:style-name="P24"><text:span text:style-name="T27">Généralement, u</text:span>ne suite arithmético-géométriques est de la forme <text:s/><draw:frame draw:style-name="fr1" draw:name="Objet30" text:anchor-type="as-char" svg:y="-0.427cm" svg:width="2.736cm" svg:height="0.63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<text:span text:style-name="T22">avec </text:span><text:span text:style-name="T22"><draw:frame draw:style-name="fr1" draw:name="Objet31" text:anchor-type="as-char" svg:y="-0.487cm" svg:width="1.367cm" svg:height="0.626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2"><text:s/>et </text:span><text:span text:style-name="T22"><draw:frame draw:style-name="fr1" draw:name="Objet32" text:anchor-type="as-char" svg:y="-0.487cm" svg:width="1.365cm" svg:height="0.626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3">et on donne une </text:span><text:span text:style-name="T28">la </text:span><text:span text:style-name="T23">suite auxiliaire qui elle est géométrique </text:span><text:span text:style-name="T26">( les activités 1 et 2)</text:span><text:span text:style-name="T23">. </text:span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8">
      <number:number number:decimal-places="4" number:min-decimal-places="4" number:min-integer-digits="1"/>
    </number:number-style>
    <number:number-style style:name="N107">
      <number:number number:decimal-places="3" number:min-decimal-places="3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5pt" fo:font-weight="bold" officeooo:rsid="00b428b8" officeooo:paragraph-rsid="00dc39af" style:font-size-asian="15pt" style:font-weight-asian="bold" style:font-size-complex="15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136ce95"/>
    </style:style>
    <style:style style:name="MT2" style:family="text">
      <style:text-properties officeooo:rsid="014cf36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UITES <text:span text:style-name="MT1">AR</text:span><text:span text:style-name="MT2">ITHME</text:span><text:span text:style-name="MT1">TICO-</text:span>GÉOMÉTRIQUES</text:p>
      </style:header>
      <style:footer>
        <text:p text:style-name="MP2">Page : <text:page-number text:select-page="current">1</text:page-number><text:s/>sur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9-05T09:14:50.872257921</dc:date>
    <meta:editing-duration>P1DT6H25M9S</meta:editing-duration>
    <meta:editing-cycles>256</meta:editing-cycles>
    <meta:document-statistic meta:table-count="0" meta:image-count="0" meta:object-count="37" meta:page-count="1" meta:paragraph-count="25" meta:word-count="182" meta:character-count="1022" meta:non-whitespace-character-count="841"/>
  </office:meta>
</office:document-meta>
</file>

<file path=Object 1/content.xml><?xml version="1.0" encoding="utf-8"?>
<math xmlns="http://www.w3.org/1998/Math/MathML" display="block">
  <semantics>
    <mstyle mathvariant="bold">
      <msub>
        <mi>Z</mi>
        <mi>n</mi>
      </msub>
    </mstyle>
    <annotation encoding="StarMath 5.0">bold { Z_n }</annotation>
  </semantics>
</math>
</file>

<file path=Object 1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Z</mi>
            <mi>n</mi>
          </msub>
        </mrow>
        <mo fence="true" form="postfix" stretchy="false">)</mo>
      </mrow>
    </mstyle>
    <annotation encoding="StarMath 5.0">bold { (Z_n) }</annotation>
  </semantics>
</math>
</file>

<file path=Object 10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109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row>
          <msub>
            <mi>U</mi>
            <mi>n</mi>
          </msub>
          <mo stretchy="false">+</mo>
          <mn>10000</mn>
        </mrow>
      </mrow>
    </mstyle>
    <annotation encoding="StarMath 5.0">bold { V_n = U_n + 10000 }</annotation>
  </semantics>
</math>
</file>

<file path=Object 11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 }</annotation>
  </semantics>
</math>
</file>

<file path=Object 11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112/content.xml><?xml version="1.0" encoding="utf-8"?>
<math xmlns="http://www.w3.org/1998/Math/MathML" display="block">
  <semantics>
    <mstyle mathvariant="bold">
      <msub>
        <mi>V</mi>
        <mi>n</mi>
      </msub>
    </mstyle>
    <annotation encoding="StarMath 5.0">bold { V_n }</annotation>
  </semantics>
</math>
</file>

<file path=Object 113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 }</annotation>
  </semantics>
</math>
</file>

<file path=Object 114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2/content.xml><?xml version="1.0" encoding="utf-8"?>
<math xmlns="http://www.w3.org/1998/Math/MathML" display="block">
  <semantics>
    <mstyle mathvariant="bold">
      <msub>
        <mi>U</mi>
        <mi>n</mi>
      </msub>
    </mstyle>
    <annotation encoding="StarMath 5.0">bold { U_n }</annotation>
  </semantics>
</math>
</file>

<file path=Object 13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1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5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U</mi>
                    <mn>0</mn>
                  </msub>
                  <mo stretchy="false">=</mo>
                  <mn>65</mn>
                </mrow>
              </mtd>
            </mtr>
            <mtr>
              <mtd columnalign="left">
                <mrow>
                  <mrow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8</mn>
                  </mrow>
                  <mrow>
                    <msub>
                      <mi>U</mi>
                      <mi>n</mi>
                    </msub>
                    <mo stretchy="false">+</mo>
                    <mn>18</mn>
                  </mrow>
                </mrow>
              </mtd>
            </mtr>
          </mtable>
        </mrow>
      </mrow>
    </mstyle>
    <annotation encoding="StarMath 5.0">bold 
{ 

left lbrace stack 
{
alignl U_0 = 65 # 
alignl U_{n+1} = 0,8U_n + 18}

right none




}</annotation>
  </semantics>
</math>
</file>

<file path=Object 1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7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18/content.xml><?xml version="1.0" encoding="utf-8"?>
<math xmlns="http://www.w3.org/1998/Math/MathML" display="block">
  <semantics>
    <mstyle mathvariant="bold">
      <mrow>
        <msub>
          <mi>V</mi>
          <mi>n</mi>
        </msub>
        <mo stretchy="false">=</mo>
        <mrow>
          <msub>
            <mi>U</mi>
            <mi>n</mi>
          </msub>
          <mo stretchy="false">−</mo>
          <mn>90</mn>
        </mrow>
      </mrow>
    </mstyle>
    <annotation encoding="StarMath 5.0">bold { V_n = U_n - 90 }</annotation>
  </semantics>
</math>
</file>

<file path=Object 1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2/content.xml><?xml version="1.0" encoding="utf-8"?>
<math xmlns="http://www.w3.org/1998/Math/MathML" display="block">
  <semantics>
    <mstyle mathvariant="bold">
      <msub>
        <mi>Y</mi>
        <mi>n</mi>
      </msub>
    </mstyle>
    <annotation encoding="StarMath 5.0">bold { Y_n }</annotation>
  </semantics>
</math>
</file>

<file path=Object 20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V</mi>
            <mi>n</mi>
          </msub>
        </mrow>
        <mo fence="true" form="postfix" stretchy="false">)</mo>
      </mrow>
    </mstyle>
    <annotation encoding="StarMath 5.0">bold { (V_n) }</annotation>
  </semantics>
</math>
</file>

<file path=Object 21/content.xml><?xml version="1.0" encoding="utf-8"?>
<math xmlns="http://www.w3.org/1998/Math/MathML" display="block">
  <semantics>
    <mstyle mathvariant="bold">
      <msub>
        <mi>U</mi>
        <mn>1</mn>
      </msub>
    </mstyle>
    <annotation encoding="StarMath 5.0">bold { U_1 }</annotation>
  </semantics>
</math>
</file>

<file path=Object 22/content.xml><?xml version="1.0" encoding="utf-8"?>
<math xmlns="http://www.w3.org/1998/Math/MathML" display="block">
  <semantics>
    <mstyle mathvariant="bold">
      <msub>
        <mi>U</mi>
        <mn>2</mn>
      </msub>
    </mstyle>
    <annotation encoding="StarMath 5.0">bold { U_2 }</annotation>
  </semantics>
</math>
</file>

<file path=Object 23/content.xml><?xml version="1.0" encoding="utf-8"?>
<math xmlns="http://www.w3.org/1998/Math/MathML" display="block">
  <semantics>
    <mstyle mathvariant="bold">
      <msub>
        <mi>U</mi>
        <mn>3</mn>
      </msub>
    </mstyle>
    <annotation encoding="StarMath 5.0">bold { U_3 }</annotation>
  </semantics>
</math>
</file>

<file path=Object 24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29/content.xml><?xml version="1.0" encoding="utf-8"?>
<math xmlns="http://www.w3.org/1998/Math/MathML" display="block">
  <semantics>
    <mstyle mathvariant="bold">
      <mi>n</mi>
    </mstyle>
    <annotation encoding="StarMath 5.0">bold { n }</annotation>
  </semantics>
</math>
</file>

<file path=Object 30/content.xml><?xml version="1.0" encoding="utf-8"?>
<math xmlns="http://www.w3.org/1998/Math/MathML" display="block">
  <semantics>
    <mstyle mathvariant="bold">
      <mrow>
        <msub>
          <mi>U</mi>
          <mrow>
            <mi>n</mi>
            <mo stretchy="false">+</mo>
            <mn>1</mn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style>
    <annotation encoding="StarMath 5.0">bold { U_{n +1} = aU_n + b }</annotation>
  </semantics>
</math>
</file>

<file path=Object 31/content.xml><?xml version="1.0" encoding="utf-8"?>
<math xmlns="http://www.w3.org/1998/Math/MathML" display="block">
  <semantics>
    <mstyle mathvariant="bold">
      <mrow>
        <mi>a</mi>
        <mo stretchy="false">∈</mo>
        <msup>
          <mi mathvariant="normal">ℝ</mi>
          <mtext>*</mtext>
        </msup>
      </mrow>
    </mstyle>
    <annotation encoding="StarMath 5.0">bold { a in setR^"*" }</annotation>
  </semantics>
</math>
</file>

<file path=Object 32/content.xml><?xml version="1.0" encoding="utf-8"?>
<math xmlns="http://www.w3.org/1998/Math/MathML" display="block">
  <semantics>
    <mstyle mathvariant="bold">
      <mrow>
        <mi>b</mi>
        <mo stretchy="false">∈</mo>
        <msup>
          <mi mathvariant="normal">ℝ</mi>
          <mtext>*</mtext>
        </msup>
      </mrow>
    </mstyle>
    <annotation encoding="StarMath 5.0">bold { b in setR^"*" }</annotation>
  </semantics>
</math>
</file>

<file path=Object 4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Y</mi>
            <mi>n</mi>
          </msub>
        </mrow>
        <mo fence="true" form="postfix" stretchy="false">)</mo>
      </mrow>
    </mstyle>
    <annotation encoding="StarMath 5.0">bold { (Y_n) }</annotation>
  </semantics>
</math>
</file>

<file path=Object 4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47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U</mi>
                    <mn>0</mn>
                  </msub>
                  <mo stretchy="false">=</mo>
                  <mn>5000</mn>
                </mrow>
              </mtd>
            </mtr>
            <mtr>
              <mtd columnalign="left">
                <mrow>
                  <mrow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1,03</mn>
                  </mrow>
                  <mrow>
                    <msub>
                      <mi>U</mi>
                      <mi>n</mi>
                    </msub>
                    <mo stretchy="false">+</mo>
                    <mn>300</mn>
                  </mrow>
                </mrow>
              </mtd>
            </mtr>
          </mtable>
        </mrow>
      </mrow>
    </mstyle>
    <annotation encoding="StarMath 5.0">bold 
{ 

left lbrace stack 
{
alignl U_0 = 5000 # 
alignl U_{n+1} = 1,03U_n + 300}

right none




}</annotation>
  </semantics>
</math>
</file>

<file path=Object 4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5/content.xml><?xml version="1.0" encoding="utf-8"?>
<math xmlns="http://www.w3.org/1998/Math/MathML" display="block">
  <semantics>
    <mstyle mathvariant="bold">
      <mrow>
        <mi>k</mi>
        <mo stretchy="false">∈</mo>
        <mi mathvariant="normal">ℝ</mi>
      </mrow>
    </mstyle>
    <annotation encoding="StarMath 5.0">bold { k in setR}</annotation>
  </semantics>
</math>
</file>

<file path=Object 6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Z</mi>
            <mi>n</mi>
          </msub>
        </mrow>
        <mo fence="true" form="postfix" stretchy="false">)</mo>
      </mrow>
    </mstyle>
    <annotation encoding="StarMath 5.0">bold { (Z_n) }</annotation>
  </semantics>
</math>
</file>

<file path=Object 68/content.xml><?xml version="1.0" encoding="utf-8"?>
<math xmlns="http://www.w3.org/1998/Math/MathML" display="block">
  <semantics>
    <mstyle mathvariant="bold">
      <mrow>
        <mo fence="true" form="prefix" stretchy="false">(</mo>
        <mrow>
          <msub>
            <mi>U</mi>
            <mi>n</mi>
          </msub>
        </mrow>
        <mo fence="true" form="postfix" stretchy="false">)</mo>
      </mrow>
    </mstyle>
    <annotation encoding="StarMath 5.0">bold { (U_n) }</annotation>
  </semantics>
</math>
</file>

<file path=Object 7/content.xml><?xml version="1.0" encoding="utf-8"?>
<math xmlns="http://www.w3.org/1998/Math/MathML" display="block">
  <semantics>
    <mstyle mathvariant="bold">
      <mrow>
        <msub>
          <mi>Z</mi>
          <mi>n</mi>
        </msub>
        <mo stretchy="false">=</mo>
        <mrow>
          <msub>
            <mi>Y</mi>
            <mi>n</mi>
          </msub>
          <mo stretchy="false">+</mo>
          <mi>k</mi>
        </mrow>
      </mrow>
    </mstyle>
    <annotation encoding="StarMath 5.0">bold { Z_n = Y_n + k }</annotation>
  </semantics>
</math>
</file>

<file path=Object 8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9/content.xml><?xml version="1.0" encoding="utf-8"?>
<math xmlns="http://www.w3.org/1998/Math/MathML" display="block">
  <semantics>
    <mstyle mathvariant="bold">
      <mrow>
        <mo fence="true" form="prefix" stretchy="true">{</mo>
        <mrow>
          <mtable>
            <mtr>
              <mtd columnalign="left">
                <mrow>
                  <msub>
                    <mi>Y</mi>
                    <mn>0</mn>
                  </msub>
                  <mo stretchy="false">=</mo>
                  <mn>10</mn>
                </mrow>
              </mtd>
            </mtr>
            <mtr>
              <mtd columnalign="left">
                <mrow>
                  <mrow>
                    <msub>
                      <mi>Y</mi>
                      <mrow>
                        <mi>n</mi>
                        <mo stretchy="false">+</mo>
                        <mn>1</mn>
                      </mrow>
                    </msub>
                    <mo stretchy="false">=</mo>
                    <mn>0,8</mn>
                  </mrow>
                  <mrow>
                    <msub>
                      <mi>Y</mi>
                      <mi>n</mi>
                    </msub>
                    <mo stretchy="false">+</mo>
                    <mn>3</mn>
                  </mrow>
                </mrow>
              </mtd>
            </mtr>
          </mtable>
        </mrow>
      </mrow>
    </mstyle>
    <annotation encoding="StarMath 5.0">bold 
{ 

left lbrace stack 
{
alignl Y_0 = 10 # 
alignl Y_{n+1} = 0,8Y_n +3}

right none




}</annotation>
  </semantics>
</math>
</file>